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0ee" officeooo:paragraph-rsid="000fe0ee"/>
    </style:style>
    <style:style style:name="P2" style:family="paragraph" style:parent-style-name="Standard">
      <style:text-properties officeooo:rsid="0010f2c9" officeooo:paragraph-rsid="0010f2c9"/>
    </style:style>
    <style:style style:name="T1" style:family="text">
      <style:text-properties officeooo:rsid="0010f2c9"/>
    </style:style>
    <style:style style:name="T2" style:family="text">
      <style:text-properties officeooo:rsid="0012b9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p&gt;&lt;strong&gt;<text:span text:style-name="T1">f</text:span>istiland.com&lt;/strong&gt; est un site développé par les stagiaires de la formation&lt;strong&gt; Web 15 Academy&lt;/strong&gt;, formation de &lt;strong&gt;développeur <text:s/>web et web mobile&lt;/strong&gt; dispensée par &lt;strong&gt;l’Aformac d’Aurillac (15000)&lt;/strong&gt;.&lt;br&gt;</text:p>
      <text:p text:style-name="P1">Ce site vous présente le parc d’attaction &lt;strong&gt;fictif&lt;/strong&gt; Fistiland imaginé par &lt;a href=<text:span text:style-name="T1">"</text:span>https://www.joueurdugrenier.fr/<text:span text:style-name="T1">"</text:span>&gt;le Joueur du grenier&lt;/a&gt; sur la base du <text:span text:style-name="T1">célébre </text:span>jeu vidéo <text:span text:style-name="T1">de gestion de parc d’attraction&lt;a href="</text:span><text:a xlink:type="simple" xlink:href="https://www.planetcoaster.com/fr-fr" text:style-name="Internet_20_link" text:visited-style-name="Visited_20_Internet_20_Link"><text:span text:style-name="T1">https://www.planetcoaster.com/fr-fr</text:span></text:a><text:span text:style-name="T1">"&gt;Planet Coaster&lt;/a&gt;.&lt;br&gt;</text:span></text:p>
      <text:p text:style-name="P2">Bien entendu, le contenu dérivé de &lt;strong&gt;fistiland.com&lt;/strong&gt; n’est que purement fictif et inventé soit par le &lt;strong&gt;Joueur du grenier&lt;/strong&gt;, soit par la communauté de joueurs de Planet Coaster ou encore par &lt;strong&gt;Web 15 Academy&lt;/strong&gt; et a pour but de vous divertir. Toutes ressemblance avec des éléments réels n’est que pure coincidence et nous vous invitons à prendre le contenu de &lt;strong&gt;fistiland.com&lt;/strong&gt; avec légéreté et humour.<text:span text:style-name="T2">&lt;/p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0:55:00.716996279</meta:creation-date>
    <dc:date>2019-06-25T11:20:45.208243990</dc:date>
    <meta:editing-duration>PT2M14S</meta:editing-duration>
    <meta:editing-cycles>1</meta:editing-cycles>
    <meta:document-statistic meta:table-count="0" meta:image-count="0" meta:object-count="0" meta:page-count="1" meta:paragraph-count="3" meta:word-count="121" meta:character-count="994" meta:non-whitespace-character-count="875"/>
    <meta:generator>LibreOffice/6.0.7.3$Linux_X86_64 LibreOffice_project/00m0$Build-3</meta:generator>
  </office:meta>
</office:document-meta>
</file>